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-system" svg:font-family="apple-system, BlinkMacSystemFont, 'Segoe UI', Helvetica, Arial, sans-serif, 'Apple Color Emoji', 'Segoe UI Emoj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96cda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style:use-window-font-color="true" loext:opacity="0%" fo:font-size="14pt" officeooo:paragraph-rsid="0011c99c" style:font-size-asian="14pt" style:font-size-complex="14pt"/>
    </style:style>
    <style:style style:name="P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style:use-window-font-color="true" loext:opacity="0%" fo:font-size="14pt" officeooo:rsid="0012a024" officeooo:paragraph-rsid="0017532c" style:font-size-asian="14pt" style:font-size-complex="14pt"/>
    </style:style>
    <style:style style:name="P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style:use-window-font-color="true" loext:opacity="0%" fo:font-size="14pt" officeooo:rsid="0013e8fa" officeooo:paragraph-rsid="0017532c" style:font-size-asian="14pt" style:font-size-complex="14pt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style:use-window-font-color="true" loext:opacity="0%" fo:font-size="14pt" officeooo:rsid="0011c99c" officeooo:paragraph-rsid="001679a8" style:font-size-asian="14pt" style:font-size-complex="14pt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style:use-window-font-color="true" loext:opacity="0%" fo:font-size="14pt" officeooo:rsid="0011c99c" officeooo:paragraph-rsid="00196cda" style:font-size-asian="14pt" style:font-size-complex="14pt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style:use-window-font-color="true" loext:opacity="0%" fo:font-size="14pt" officeooo:rsid="0015be42" officeooo:paragraph-rsid="001679a8" style:font-size-asian="14pt" style:font-size-complex="14pt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style:use-window-font-color="true" loext:opacity="0%" fo:font-size="14pt" officeooo:rsid="0015be42" officeooo:paragraph-rsid="0017532c" style:font-size-asian="14pt" style:font-size-complex="14pt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style:use-window-font-color="true" loext:opacity="0%" fo:font-size="14pt" officeooo:rsid="001679a8" officeooo:paragraph-rsid="001679a8" style:font-size-asian="14pt" style:font-size-complex="14pt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  <style:text-properties style:use-window-font-color="true" loext:opacity="0%" fo:font-size="14pt" officeooo:rsid="001679a8" officeooo:paragraph-rsid="0017532c" style:font-size-asian="14pt" style:font-size-complex="14pt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style:use-window-font-color="true" loext:opacity="0%" fo:font-size="14pt" officeooo:rsid="0017532c" officeooo:paragraph-rsid="0017532c" style:font-size-asian="14pt" style:font-size-complex="14pt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  <style:text-properties style:use-window-font-color="true" loext:opacity="0%" fo:font-size="14pt" officeooo:rsid="00193992" officeooo:paragraph-rsid="00193992" style:font-size-asian="14pt" style:font-size-complex="14pt"/>
    </style:style>
    <style:style style:name="P1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use-window-font-color="true" loext:opacity="0%" style:font-name="apple-system" fo:font-size="14pt" fo:letter-spacing="normal" fo:font-style="normal" fo:font-weight="normal" officeooo:rsid="00193992" officeooo:paragraph-rsid="00193992" style:font-size-asian="14pt" style:font-size-complex="14pt"/>
    </style:style>
    <style:style style:name="P1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use-window-font-color="true" loext:opacity="0%" style:font-name="apple-system" fo:font-size="14pt" fo:letter-spacing="normal" fo:font-style="normal" fo:font-weight="normal" officeooo:rsid="00193992" officeooo:paragraph-rsid="00196cda" style:font-size-asian="14pt" style:font-size-complex="14pt"/>
    </style:style>
    <style:style style:name="P1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use-window-font-color="true" loext:opacity="0%" style:font-name="apple-system" fo:font-size="14pt" fo:letter-spacing="normal" fo:font-style="normal" fo:font-weight="normal" officeooo:rsid="00193992" officeooo:paragraph-rsid="00193992" style:font-size-asian="14pt" style:font-size-complex="14pt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style:font-name="apple-system" fo:letter-spacing="normal" fo:font-style="normal" fo:font-weight="normal"/>
    </style:style>
    <style:style style:name="T3" style:family="text">
      <style:text-properties fo:font-variant="normal" fo:text-transform="none" style:font-name="apple-system" fo:letter-spacing="normal" fo:font-style="normal" fo:font-weight="normal" officeooo:rsid="0011c99c"/>
    </style:style>
    <style:style style:name="T4" style:family="text">
      <style:text-properties fo:font-variant="normal" fo:text-transform="none" style:font-name="apple-system" fo:letter-spacing="normal" fo:font-style="normal" fo:font-weight="normal" officeooo:rsid="0013e8fa"/>
    </style:style>
    <style:style style:name="T5" style:family="text">
      <style:text-properties fo:font-variant="normal" fo:text-transform="none" style:font-name="apple-system" fo:letter-spacing="normal" fo:font-style="normal" fo:font-weight="normal" officeooo:rsid="0012a024"/>
    </style:style>
    <style:style style:name="T6" style:family="text">
      <style:text-properties fo:font-variant="normal" fo:text-transform="none" style:font-name="apple-system" fo:letter-spacing="normal" fo:font-style="normal" fo:font-weight="normal" officeooo:rsid="0015be42"/>
    </style:style>
    <style:style style:name="T7" style:family="text">
      <style:text-properties fo:font-variant="normal" fo:text-transform="none" style:font-name="apple-system" fo:letter-spacing="normal" fo:font-style="normal" fo:font-weight="normal" officeooo:rsid="001679a8"/>
    </style:style>
    <style:style style:name="T8" style:family="text">
      <style:text-properties fo:font-variant="normal" fo:text-transform="none" style:font-name="apple-system" fo:letter-spacing="normal" fo:font-style="normal" fo:font-weight="normal" officeooo:rsid="0017532c"/>
    </style:style>
    <style:style style:name="T9" style:family="text">
      <style:text-properties fo:font-variant="normal" fo:text-transform="none" style:font-name="apple-system" fo:letter-spacing="normal" fo:font-style="normal" fo:font-weight="normal" officeooo:rsid="00193992"/>
    </style:style>
    <style:style style:name="T10" style:family="text">
      <style:text-properties fo:font-variant="normal" fo:text-transform="none" style:font-name="apple-system" fo:letter-spacing="normal" fo:font-style="normal" fo:font-weight="normal" officeooo:rsid="00196cda"/>
    </style:style>
    <style:style style:name="T11" style:family="text">
      <style:text-properties fo:font-variant="normal" fo:text-transform="none" style:font-name="apple-system" fo:letter-spacing="normal" fo:font-style="normal" fo:font-weight="normal" officeooo:rsid="001b059b"/>
    </style:style>
    <style:style style:name="T12" style:family="text">
      <style:text-properties fo:font-variant="normal" fo:text-transform="none" style:use-window-font-color="true" loext:opacity="0%" style:font-name="apple-system" fo:font-size="14pt" fo:letter-spacing="normal" fo:font-style="normal" fo:font-weight="normal" officeooo:rsid="00193992" style:font-size-asian="14pt" style:font-size-complex="14pt"/>
    </style:style>
    <style:style style:name="T13" style:family="text">
      <style:text-properties fo:font-variant="normal" fo:text-transform="none" style:use-window-font-color="true" loext:opacity="0%" style:font-name="apple-system" fo:font-size="14pt" fo:letter-spacing="normal" fo:font-style="normal" fo:font-weight="normal" officeooo:rsid="00196cda" style:font-size-asian="14pt" style:font-size-complex="14pt"/>
    </style:style>
    <style:style style:name="T14" style:family="text">
      <style:text-properties fo:font-variant="normal" fo:text-transform="none" style:use-window-font-color="true" loext:opacity="0%" style:font-name="apple-system" fo:font-size="14pt" fo:letter-spacing="normal" fo:font-style="normal" fo:font-weight="normal" officeooo:rsid="0012a024" style:font-size-asian="14pt" style:font-size-complex="14pt"/>
    </style:style>
    <style:style style:name="T15" style:family="text">
      <style:text-properties officeooo:rsid="00196c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publishing_house</text:span><text:span text:style-name="T3">{</text:span> <text:s/><text:span text:style-name="T2">publishing_house_</text:span><text:span text:style-name="T3">id:int (PK), publishing_house_name: varchar</text:span><text:span text:style-name="T4">}</text:span></text:p>
      <text:p text:style-name="P3"><text:span text:style-name="T3">b</text:span><text:span text:style-name="T2">ook{ book_id:int (PK), book_nams:varchar, <text:s/>publishing_house_</text:span><text:span text:style-name="T3">id:int </text:span><text:span text:style-name="T4">(FK), </text:span><text:span text:style-name="T3">shelves_id: int (</text:span><text:span text:style-name="T4">F</text:span><text:span text:style-name="T3">K),</text:span><text:span text:style-name="T8">author_id:int (FK),</text:span></text:p>
      <text:p text:style-name="P4"><text:span text:style-name="T4">b</text:span><text:span text:style-name="T2">ook_copy{book_copy_id:int (PK), copy_value:int, </text:span><text:span text:style-name="T5">book_id:int (</text:span><text:span text:style-name="T2">F</text:span><text:span text:style-name="T5">K),</text:span><text:span text:style-name="T3">r</text:span><text:span text:style-name="T6">eserv_id:int (</text:span><text:span text:style-name="T7">F</text:span><text:span text:style-name="T6">K), </text:span><text:span text:style-name="T7">{loan_id:int (</text:span><text:span text:style-name="T8">F</text:span><text:span text:style-name="T7">K)</text:span><text:span text:style-name="T8">}</text:span></text:p>
      <text:p text:style-name="P6"><text:span text:style-name="T2">shelves { shelves_id: int (PK), shelves_name:varchar, </text:span><text:span text:style-name="T9">subject_area_id:int (</text:span><text:span text:style-name="T10">F</text:span><text:span text:style-name="T9">K)</text:span><text:span text:style-name="T10">}</text:span></text:p>
      <text:p text:style-name="P8"><text:span text:style-name="T2">journal{ journal_id:int (PK), journal_name:varchar, </text:span><text:span text:style-name="T3">shelves_id: int (</text:span><text:span text:style-name="T4">F</text:span><text:span text:style-name="T3">K), </text:span><text:span text:style-name="T8">author_id:int (FK),</text:span></text:p>
      <text:p text:style-name="P7"><text:span text:style-name="T3">r</text:span><text:span text:style-name="T2">eserv{</text:span><text:span text:style-name="T3">r</text:span><text:span text:style-name="T2">eserv_id:int (PK),</text:span><text:span text:style-name="T3">r</text:span><text:span text:style-name="T2">eserv_date:date, </text:span><text:span text:style-name="T7">customer_id (FK)</text:span><text:span text:style-name="T8">}</text:span></text:p>
      <text:p text:style-name="P5"><text:span text:style-name="T7">loan{loan_id:int (PK), loan_date:date, return_date:date, </text:span><text:span text:style-name="T2">r</text:span><text:span text:style-name="T6">eserv_id:int (</text:span><text:span text:style-name="T7">F</text:span><text:span text:style-name="T6">K),</text:span><text:span text:style-name="T7">customer_id (FK)</text:span><text:span text:style-name="T8">}</text:span></text:p>
      <text:p text:style-name="P9"><text:span text:style-name="T6">c</text:span><text:span text:style-name="T2">ustomer{customer_id (PK), firstname:varchar, surname:varchar</text:span><text:span text:style-name="T8">}</text:span></text:p>
      <text:p text:style-name="P10"><text:span text:style-name="T2">employee{employee_id (PK), firstname:varchar, surname:varchar,customer_id_</text:span><text:span text:style-name="T8">loan</text:span><text:span text:style-name="T2"> (</text:span><text:span text:style-name="T8">F</text:span><text:span text:style-name="T2">K), customer_id_</text:span><text:span text:style-name="T8">return</text:span><text:span text:style-name="T2"> (</text:span><text:span text:style-name="T8">F</text:span><text:span text:style-name="T2">K)</text:span><text:span text:style-name="T8">}</text:span></text:p>
      <text:p text:style-name="P11"><text:span text:style-name="T2">author{author_id:int (PK), </text:span><text:span text:style-name="T7">irstname:varchar, surname:varchar</text:span><text:span text:style-name="T11">}<text:tab/></text:span></text:p>
      <text:p text:style-name="P11"><text:span text:style-name="T7">a</text:span><text:span text:style-name="T2">rticle{</text:span><text:span text:style-name="T7">a</text:span><text:span text:style-name="T2">rticle_id:int (PK), name:varchar</text:span><text:span text:style-name="T3">, </text:span><text:span text:style-name="T2">author_id:int (FK), </text:span></text:p>
      <text:p text:style-name="P12"><text:span text:style-name="T2">article_journal{</text:span><text:span text:style-name="T6">journal_id:int (PK, </text:span><text:span text:style-name="T2">FK</text:span><text:span text:style-name="T6">), </text:span><text:span text:style-name="T7">a</text:span><text:span text:style-name="T8">rticle_id:int (PK, </text:span><text:span text:style-name="T2">FK</text:span><text:span text:style-name="T8">)</text:span><text:span text:style-name="T2">}</text:span></text:p>
      <text:p text:style-name="P12"><text:span text:style-name="T2">article_book{</text:span><text:span text:style-name="T7">a</text:span><text:span text:style-name="T8">rticle_id:int (PK, </text:span><text:span text:style-name="T2">FK</text:span><text:span text:style-name="T8">), </text:span><text:span text:style-name="T4">book_copy_id:int (PK, </text:span><text:span text:style-name="T2">FK</text:span><text:span text:style-name="T4">)</text:span><text:span text:style-name="T2">}</text:span></text:p>
      <text:p text:style-name="P13">keyword{keyword_id:int (PK), word:varchar}</text:p>
      <text:p text:style-name="P13">Synonymous_keywords{ keyword_id:int (PK, FK), <text:s/>keyword_id:int (PK, FK)}</text:p>
      <text:p text:style-name="P13">subject_area{subject_area_id:int (PK), <text:span text:style-name="T15">nameOfsubject:varchar}</text:span></text:p>
      <text:p text:style-name="P1"><text:span text:style-name="T12">keyword_</text:span><text:span text:style-name="T13">book{</text:span><text:span text:style-name="T12">keyword_id:int (PK,</text:span><text:span text:style-name="T13">FK</text:span><text:span text:style-name="T12">), </text:span><text:span text:style-name="T14">book_id:int (PK, </text:span><text:span text:style-name="T13">FK</text:span><text:span text:style-name="T14">), </text:span><text:span text:style-name="T13">relevance:varchar}</text:span></text:p>
      <text:p text:style-name="P14"><text:span text:style-name="T13">subject_area_</text:span>keyword<text:span text:style-name="T13">{</text:span>keyword_id:int (PK, <text:span text:style-name="T15">FK</text:span>), subject_area_id:int (PK, <text:span text:style-name="T15">FK</text:span>)<text:span text:style-name="T15">}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-system" svg:font-family="apple-system, BlinkMacSystemFont, 'Segoe UI', Helvetica, Arial, sans-serif, 'Apple Color Emoji', 'Segoe UI Emoj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8T10:46:42.835000000</meta:creation-date>
    <dc:date>2021-10-08T12:12:49.485000000</dc:date>
    <meta:editing-duration>PT19M55S</meta:editing-duration>
    <meta:editing-cycles>4</meta:editing-cycles>
    <meta:generator>LibreOffice/7.1.5.2$Windows_X86_64 LibreOffice_project/85f04e9f809797b8199d13c421bd8a2b025d52b5</meta:generator>
    <meta:document-statistic meta:table-count="0" meta:image-count="0" meta:object-count="0" meta:page-count="1" meta:paragraph-count="18" meta:word-count="108" meta:character-count="1375" meta:non-whitespace-character-count="1280"/>
  </office:meta>
</office:document-meta>
</file>